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use-window-font-color="true" style:font-name="Ubuntu Light" fo:font-size="8pt" style:font-name-asian="Ubuntu Light1" style:font-size-asian="8pt" style:font-size-complex="8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DejaVu Sans" style:font-name-asian="DejaVu Sans"/>
    </style:style>
    <style:style style:name="P3" style:family="paragraph" style:parent-style-name="Text_20_body">
      <style:text-properties style:font-name="DejaVu Sans"/>
    </style:style>
    <style:style style:name="P4" style:family="paragraph" style:parent-style-name="Heading_20_1">
      <style:paragraph-properties fo:text-align="center" style:justify-single-word="false"/>
      <style:text-properties fo:color="#008000" style:font-name="Ubuntu" style:font-name-asian="Ubuntu"/>
    </style:style>
    <style:style style:name="P5" style:family="paragraph" style:parent-style-name="Heading_20_3">
      <style:text-properties style:font-name="Liberation San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000"/>
    </style:style>
    <style:style style:name="T3" style:family="text">
      <style:text-properties style:font-name="Ubuntu"/>
    </style:style>
    <style:style style:name="T4" style:family="text">
      <style:text-properties style:font-name-asian="Ubunt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C GO Coding Style</text:h>
      <text:h text:style-name="P5" text:outline-level="3">C</text:h>
      <text:p text:style-name="P3"/>
      <text:p text:style-name="P2"/>
      <text:p text:style-name="P1">Copyright 2007-2014 PC GO Ld.</text:p>
      <text:p text:style-name="P1">Published under GNU Free Documentation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驿微米黑" style:font-size-asian="14pt" style:font-weight-asian="bold" style:font-name-complex="Lohit Hindi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4:41</meta:creation-date>
    <dc:date>2014-01-31T00:11:42</dc:date>
    <meta:editing-duration>PT7M1S</meta:editing-duration>
    <meta:editing-cycles>3</meta:editing-cycles>
    <meta:generator>LibreOffice/3.4$Unix LibreOffice_project/340m1$Build-402</meta:generator>
    <meta:document-statistic meta:table-count="0" meta:image-count="0" meta:object-count="0" meta:page-count="1" meta:paragraph-count="4" meta:word-count="16" meta:character-count="94" meta:non-whitespace-character-count="82"/>
  </office:meta>
</office:document-meta>
</file>